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108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08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row table:style-name="ro1">
          <table:table-cell table:style-name="Default"/>
          <table:table-cell table:style-name="ce5" office:value-type="string" table:number-columns-spanned="2" table:number-rows-spanned="1">
            <text:p>gamma</text:p>
          </table:table-cell>
          <table:covered-table-cell table:style-name="Default"/>
        </table:table-row>
        <table:table-row table:style-name="ro1">
          <table:table-cell table:style-name="ce1" office:value-type="string">
            <text:p>N(0,1)</text:p>
          </table:table-cell>
          <table:table-cell table:style-name="ce1" office:value-type="float" office:value="-0.5">
            <text:p>-0,5</text:p>
          </table:table-cell>
          <table:table-cell table:style-name="ce1" office:value-type="float" office:value="0.5">
            <text:p>0,5</text:p>
          </table:table-cell>
        </table:table-row>
        <table:table-row table:style-name="ro1">
          <table:table-cell table:style-name="ce2" office:value-type="float" office:value="-1.21">
            <text:p>-1,21</text:p>
          </table:table-cell>
          <table:table-cell table:style-name="ce6" table:formula="of:=[.A3]" office:value-type="float" office:value="-1.21">
            <text:p>-1,2100</text:p>
          </table:table-cell>
          <table:table-cell table:style-name="ce9" table:formula="of:=[.A3]" office:value-type="float" office:value="-1.21">
            <text:p>-1,2100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table:formula="of:=[.B$2]*[.B3]+[.$A4]" office:value-type="float" office:value="0.885">
            <text:p>0,8850</text:p>
          </table:table-cell>
          <table:table-cell table:formula="of:=[.C$2]*[.C3]+[.$A4]" office:value-type="float" office:value="-0.325">
            <text:p>-0,3250</text:p>
          </table:table-cell>
        </table:table-row>
        <table:table-row table:style-name="ro1">
          <table:table-cell office:value-type="float" office:value="1.08">
            <text:p>1,08</text:p>
          </table:table-cell>
          <table:table-cell table:formula="of:=[.B$2]*[.B4]+[.$A5]" office:value-type="float" office:value="0.6375">
            <text:p>0,6375</text:p>
          </table:table-cell>
          <table:table-cell table:formula="of:=[.C$2]*[.C4]+[.$A5]" office:value-type="float" office:value="0.9175">
            <text:p>0,9175</text:p>
          </table:table-cell>
        </table:table-row>
        <table:table-row table:style-name="ro1">
          <table:table-cell office:value-type="float" office:value="-2.35">
            <text:p>-2,35</text:p>
          </table:table-cell>
          <table:table-cell table:formula="of:=[.B$2]*[.B5]+[.$A6]" office:value-type="float" office:value="-2.66875">
            <text:p>-2,6688</text:p>
          </table:table-cell>
          <table:table-cell table:formula="of:=[.C$2]*[.C5]+[.$A6]" office:value-type="float" office:value="-1.89125">
            <text:p>-1,8913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 table:formula="of:=[.B$2]*[.B6]+[.$A7]" office:value-type="float" office:value="1.764375">
            <text:p>1,7644</text:p>
          </table:table-cell>
          <table:table-cell table:formula="of:=[.C$2]*[.C6]+[.$A7]" office:value-type="float" office:value="-0.515625">
            <text:p>-0,5156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 table:formula="of:=[.B$2]*[.B7]+[.$A8]" office:value-type="float" office:value="-0.3721875">
            <text:p>-0,3722</text:p>
          </table:table-cell>
          <table:table-cell table:formula="of:=[.C$2]*[.C7]+[.$A8]" office:value-type="float" office:value="0.2521875">
            <text:p>0,2522</text:p>
          </table:table-cell>
        </table:table-row>
        <table:table-row table:style-name="ro1">
          <table:table-cell office:value-type="float" office:value="-0.57">
            <text:p>-0,57</text:p>
          </table:table-cell>
          <table:table-cell table:formula="of:=[.B$2]*[.B8]+[.$A9]" office:value-type="float" office:value="-0.38390625">
            <text:p>-0,3839</text:p>
          </table:table-cell>
          <table:table-cell table:formula="of:=[.C$2]*[.C8]+[.$A9]" office:value-type="float" office:value="-0.44390625">
            <text:p>-0,4439</text:p>
          </table:table-cell>
        </table:table-row>
        <table:table-row table:style-name="ro1">
          <table:table-cell office:value-type="float" office:value="-0.55">
            <text:p>-0,55</text:p>
          </table:table-cell>
          <table:table-cell table:formula="of:=[.B$2]*[.B9]+[.$A10]" office:value-type="float" office:value="-0.358046875">
            <text:p>-0,3580</text:p>
          </table:table-cell>
          <table:table-cell table:formula="of:=[.C$2]*[.C9]+[.$A10]" office:value-type="float" office:value="-0.771953125">
            <text:p>-0,7720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table:formula="of:=[.B$2]*[.B10]+[.$A11]" office:value-type="float" office:value="-0.3809765625">
            <text:p>-0,3810</text:p>
          </table:table-cell>
          <table:table-cell table:formula="of:=[.C$2]*[.C10]+[.$A11]" office:value-type="float" office:value="-0.9459765625">
            <text:p>-0,9460</text:p>
          </table:table-cell>
        </table:table-row>
        <table:table-row table:style-name="ro1">
          <table:table-cell table:style-name="ce4" office:value-type="float" office:value="-0.89">
            <text:p>-0,89</text:p>
          </table:table-cell>
          <table:table-cell table:style-name="ce8" table:formula="of:=[.B$2]*[.B11]+[.$A12]" office:value-type="float" office:value="-0.69951171875">
            <text:p>-0,6995</text:p>
          </table:table-cell>
          <table:table-cell table:style-name="ce11" table:formula="of:=[.C$2]*[.C11]+[.$A12]" office:value-type="float" office:value="-1.36298828125">
            <text:p>-1,36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Pelletier</meta:initial-creator>
    <meta:creation-date>2013-10-09T21:18:25</meta:creation-date>
    <dc:date>2013-10-09T21:30:02</dc:date>
    <dc:creator>François Pelletier</dc:creator>
    <meta:editing-duration>P0D</meta:editing-duration>
    <meta:editing-cycles>1</meta:editing-cycles>
    <meta:document-statistic meta:table-count="1" meta:cell-count="34" meta:object-count="0"/>
    <meta:generator>LibreOffice/4.0.2.2$Linux_X86_64 LibreOffice_project/400m0$Build-2</meta:generator>
  </office:meta>
</office:document-meta>
</file>